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style:font-size-asian="14pt" style:font-size-complex="14pt"/>
    </style:style>
    <style:style style:name="T3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Verdan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Das Pseudo-Verzeichnis Proc (Seite 29 im Handbuch)<text:line-break/>Auch Fenster zum Kernel genannt</text:span><text:span text:style-name="T2"><text:line-break/><text:line-break/>Die Nummern der Verzeichnisse sind die PIDs<text:line-break/><text:line-break/>/proc/<text:line-break/><text:tab/><text:tab/>cmdline<text:tab/><text:tab/>Die Kommandozeile, mit der der Kernel <text:tab/><text:tab/><text:tab/><text:tab/><text:tab/><text:tab/>selbst gestartet wurde. Hier sind auch die <text:tab/><text:tab/><text:tab/><text:tab/><text:tab/>entsprechenden Kernelparameter <text:tab/><text:tab/><text:tab/><text:tab/><text:tab/><text:tab/><text:tab/>nachzulesen, die beim Booten mitgegeben <text:tab/><text:tab/><text:tab/><text:tab/><text:tab/>wurden<text:line-break/><text:tab/><text:tab/><text:line-break/><text:tab/><text:tab/>interrupts<text:tab/><text:tab/>Interrupttabelle des Systems<text:line-break/><text:tab/><text:tab/><text:tab/><text:tab/><text:tab/>Benötigte IRQ-Kanäle<text:line-break/><text:tab/><text:tab/><text:tab/><text:tab/><text:tab/></text:span><text:a xlink:type="simple" xlink:href="https://de.wikipedia.org/wiki/Interrupt" text:style-name="Internet_20_link" text:visited-style-name="Visited_20_Internet_20_Link"><text:span text:style-name="T2">https://de.wikipedia.org/wiki/Interrupt</text:span></text:a><text:span text:style-name="T2"><text:line-break/><text:tab/><text:tab/><text:line-break/><text:tab/><text:tab/>iomem<text:tab/><text:tab/>Speicheradressen der Hardware<text:line-break/><text:tab/><text:tab/><text:tab/><text:tab/><text:tab/>RAM, ROM<text:line-break/><text:tab/><text:tab/><text:line-break/><text:tab/><text:tab/>ioports<text:tab/><text:tab/>Benutzte I/O-Adressen<text:line-break/><text:tab/><text:tab/><text:line-break/><text:tab/><text:tab/>devices<text:tab/><text:tab/>Liste derzeit verfügbarer Hardware, die <text:tab/><text:tab/><text:tab/><text:tab/><text:tab/><text:tab/>vom Kernel unterstützt werden<text:line-break/><text:tab/><text:tab/><text:line-break/><text:tab/><text:tab/>mounts<text:tab/><text:tab/>Liste aller gemounteter Dateisysteme (fast <text:tab/><text:tab/><text:tab/><text:tab/><text:tab/>wie etc/mtab)<text:line-break/><text:tab/><text:tab/><text:line-break/><text:tab/><text:tab/>filesystems<text:tab/>Eine Liste aller Dateisystemtypen, die der <text:tab/><text:tab/><text:tab/><text:tab/><text:tab/>Kernel im Augenblick kennt<text:line-break/> <text:tab/><text:tab/><text:tab/><text:tab/><text:tab/></text:span><text:a xlink:type="simple" xlink:href="https://books.google.de/books?id=NbEvUOC-e_wC&amp;pg=PA188&amp;lpg=PA188&amp;dq=was+ist+nodev&amp;source=bl&amp;ots=Nzn0HTkj1G&amp;sig=ACfU3U3BMUoU_osL1u4m58AnDIyNWdheiA&amp;hl=de&amp;sa=X&amp;ved=2ahUKEwiKmKb_nJnnAhXsN-wKHYpqDQUQ6AEwBXoECAkQAQ#v=onepage&amp;q=was%20ist%20nodev&amp;f=false" text:style-name="Internet_20_link" text:visited-style-name="Visited_20_Internet_20_Link"><text:span text:style-name="T5">https://books.google.de/books?id=NbEvUOC-e_wC&amp;pg=PA188&amp;lpg=PA188&amp;dq=was+ist+nodev&amp;source=bl&amp;ots=Nzn0HTkj1G&amp;sig=ACfU3U3BMUoU_osL1u4m58AnDIyNWdheiA&amp;hl=de&amp;sa=X&amp;ved=2ahUKEwiKmKb_nJnnAhXsN-wKHYpqDQUQ6AEwBXoECAkQAQ#v=onepage&amp;q=was%20ist%20nodev&amp;f=false</text:span></text:a><text:span text:style-name="T5"> </text:span><text:span text:style-name="T2"><text:line-break/><text:tab/><text:tab/><text:line-break/><text:tab/><text:tab/>cpuinfo<text:tab/><text:tab/>Informationen, die der Kernel über den/die <text:tab/><text:tab/><text:tab/><text:tab/><text:tab/>verwendeten Prozessor(en) hat, sind hier <text:tab/><text:tab/><text:tab/><text:tab/><text:tab/>nachzulesen. Dazu zählen Prozessortyp <text:tab/><text:tab/><text:tab/><text:tab/><text:tab/><text:tab/>und -modell, Taktrate, Cache-Größe und <text:tab/><text:tab/><text:tab/><text:tab/><text:tab/>viele Angaben über mögliche <text:tab/><text:tab/><text:tab/><text:tab/><text:tab/><text:tab/><text:tab/><text:tab/>Prozessorbugs <text:line-break/><text:tab/><text:tab/><text:line-break/><text:tab/><text:tab/></text:span><text:span text:style-name="T3">Meminfo<text:tab/><text:tab/>Informationen über die gegenwärtige <text:tab/><text:tab/><text:tab/><text:tab/><text:tab/><text:tab/>Auslastung des Arbeitsspeichers und <text:tab/></text:span><text:soft-page-break/><text:span text:style-name="T3"><text:tab/><text:tab/><text:tab/><text:tab/><text:tab/>Swap-Bereich<text:line-break/><text:line-break/> <text:tab/><text:tab/><text:tab/><text:tab/><text:tab/></text:span><text:a xlink:type="simple" xlink:href="https://linuxwiki.de/proc/meminfo" text:style-name="Internet_20_link" text:visited-style-name="Visited_20_Internet_20_Link"><text:span text:style-name="T3">https://linuxwiki.de/proc/meminfo</text:span></text:a><text:span text:style-name="T3"> <text:line-break/><text:tab/><text:tab/><text:line-break/><text:tab/><text:tab/></text:span><text:span text:style-name="Teletype"><text:span text:style-name="T3">partitions</text:span></text:span><text:span text:style-name="T3"> <text:tab/>Eine Liste aller dem System bekannten <text:tab/><text:tab/><text:tab/><text:tab/><text:tab/><text:tab/>Plattenpartitionen<text:line-break/><text:line-break/></text:span><text:a xlink:type="simple" xlink:href="https://wiki.ubuntuusers.de/Partitionierung/Grundlagen/" text:style-name="Internet_20_link" text:visited-style-name="Visited_20_Internet_20_Link"><text:span text:style-name="T3">https://wiki.ubuntuusers.de/Partitionierung/Grundlagen/</text:span></text:a><text:span text:style-name="T3"> <text:line-break/><text:line-break/></text:span><text:a xlink:type="simple" xlink:href="https://wiki.ubuntuusers.de/Datenträger/" text:style-name="Internet_20_link" text:visited-style-name="Visited_20_Internet_20_Link"><text:span text:style-name="T3">https://wiki.ubuntuusers.de/Datentr%C3%A4ger/</text:span></text:a><text:span text:style-name="T3"> <text:tab/><text:tab/><text:tab/><text:tab/></text:span><text:a xlink:type="simple" xlink:href="http://manpages.ubuntu.com/manpages/xenial/man4/loop.4.html" text:style-name="Internet_20_link" text:visited-style-name="Visited_20_Internet_20_Link"><text:span text:style-name="T3">http://manpages.ubuntu.com/manpages/xenial/man4/loop.4.html</text:span></text:a><text:span text:style-name="T3"> <text:line-break/><text:tab/><text:tab/><text:line-break/><text:tab/><text:tab/>modules<text:tab/><text:tab/>Liste der aktuell geladenen Kernel-Module <text:line-break/><text:tab/><text:tab/><text:line-break/><text:tab/><text:tab/>Version<text:tab/><text:tab/>Aktuelle Kernelversion<text:line-break/><text:tab/><text:tab/><text:line-break/><text:tab/><text:tab/></text:span><text:span text:style-name="Teletype"><text:span text:style-name="T3">bus/</text:span></text:span><text:span text:style-name="T3"><text:tab/><text:tab/><text:tab/>Verzeichnis mit Informationen über die <text:tab/><text:tab/><text:tab/><text:tab/><text:tab/><text:tab/>gefundenen Bussysteme <text:line-break/><text:tab/><text:tab/><text:tab/><text:tab/><text:tab/>(PCI-Bus, USB-Bus, ...) </text:span></text:p>
      <text:p text:style-name="List_20_Heading"><text:span text:style-name="Teletype"><text:span text:style-name="T3"><text:tab/><text:tab/><text:line-break/><text:tab/><text:tab/>scsi/<text:tab/><text:tab/><text:tab/>Verzeichnis mit I</text:span></text:span><text:span text:style-name="T3">nformationen über <text:line-break/><text:tab/><text:tab/><text:tab/><text:tab/><text:tab/>SCSI-Geräte und Schnittstellen </text:span></text:p>
      <text:p text:style-name="List_20_Heading"><text:span text:style-name="Teletype"><text:span text:style-name="T3"><text:tab/><text:tab/><text:line-break/><text:tab/><text:tab/>net/</text:span></text:span><text:span text:style-name="T3"> <text:tab/><text:tab/><text:tab/>Verzeichnis mit Informationen über <text:tab/><text:tab/><text:tab/><text:tab/><text:tab/><text:tab/>netzwerkrelevante Einstellungen. <text:line-break/><text:tab/><text:tab/><text:tab/><text:tab/><text:tab/>Hier finden wir<text:tab/>beispielsweise die <text:line-break/><text:tab/><text:tab/><text:tab/><text:tab/><text:tab/>Routing-Tabellen und die <text:tab/><text:tab/><text:tab/><text:tab/><text:tab/><text:tab/><text:tab/><text:tab/>ARP-Tabellen, die der Kernel im <text:tab/><text:tab/><text:tab/><text:tab/><text:tab/><text:tab/><text:tab/>Augenblick besitzt. <text:line-break/><text:line-break/><text:tab/><text:tab/>Sys/<text:tab/><text:tab/><text:tab/>Verzeichnis mit allgemeinen <text:tab/><text:tab/><text:tab/><text:tab/><text:tab/><text:tab/><text:tab/><text:tab/>Systeminformationen<text:line-break/><text:tab/><text:tab/><text:tab/><text:tab/><text:tab/>häufig über /etc/sysctl.conf einstellbar <text:line-break/><text:tab/><text:tab/><text:tab/><text:tab/><text:line-break/><text:tab/><text:tab/>asound<text:tab/><text:tab/>Informationsverzeichnis zur <text:tab/><text:tab/><text:tab/><text:tab/><text:tab/><text:tab/><text:tab/><text:tab/>angeschlossenen Soundkarte<text:line-break/><text:line-break/>Weitere Informationen in: </text:span><text:span text:style-name="T4">man proc<text:line-break/><text:line-break/>Lesen Sie auch die Seiten 31 – 33 im Begleitbuch zu /dev<text:line-break/>besonders dev/sda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NSimSun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12T08:07:26.19</meta:creation-date>
    <dc:date>2020-04-24T12:27:06.60</dc:date>
    <meta:editing-duration>PT2H14M16S</meta:editing-duration>
    <meta:editing-cycles>9</meta:editing-cycles>
    <meta:generator>OpenOffice/4.1.7$Win32 OpenOffice.org_project/417m1$Build-9800</meta:generator>
    <meta:document-statistic meta:table-count="0" meta:image-count="0" meta:object-count="0" meta:page-count="2" meta:paragraph-count="3" meta:word-count="219" meta:character-count="2517"/>
  </office:meta>
</office:document-meta>
</file>